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2" style:family="graphic">
      <style:graphic-properties draw:fill-color="#99ccff" draw:textarea-horizontal-align="justify" draw:textarea-vertical-align="middle" draw:auto-grow-height="false"/>
    </style:style>
    <style:style style:name="gr43" style:family="graphic">
      <style:graphic-properties draw:fill-color="#94bd5e" draw:textarea-horizontal-align="justify" draw:textarea-vertical-align="middle" draw:auto-grow-height="false"/>
    </style:style>
    <style:style style:name="gr44" style:family="graphic" style:parent-style-name="standard">
      <style:graphic-properties svg:stroke-color="#000000" draw:marker-end="Arrow" draw:textarea-vertical-align="middle"/>
    </style:style>
    <style:style style:name="gr4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6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7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8" style:family="graphic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/>
    </style:style>
    <style:style style:name="T12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58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4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 text:style-name="P14">x = [1, 2, 3, 4]</text:p>
          </draw:text-box>
        </draw:frame>
        <draw:custom-shape draw:style-name="gr42" draw:text-style-name="P15" xml:id="id49" draw:id="id49" draw:layer="Layout" svg:width="1.27cm" svg:height="1.27cm" svg:x="13.462cm" svg:y="6.677cm">
          <text:p text:style-name="P15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draw:layer="Layout" svg:width="1.016cm" svg:height="0.908cm" svg:x="15.956cm" svg:y="8.382cm">
          <text:p text:style-name="P15">1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3" draw:text-style-name="P15" xml:id="id50" draw:id="id50" draw:layer="Layout" svg:width="2.794cm" svg:height="1.016cm" svg:x="16.764cm" svg:y="6.804cm">
          <text:p text:style-name="P15">[ <text:span text:style-name="T3">0</text:span>, <text:span text:style-name="T3">1</text:span>, <text:span text:style-name="T3">2, 3</text:span>]</text:p>
          <draw:enhanced-geometry svg:viewBox="0 0 21600 21600" draw:type="rectangle" draw:enhanced-path="M 0 0 L 21600 0 21600 21600 0 21600 0 0 Z N"/>
        </draw:custom-shape>
        <draw:custom-shape draw:style-name="gr43" draw:text-style-name="P15" xml:id="id52" draw:id="id52" draw:layer="Layout" svg:width="1.016cm" svg:height="0.908cm" svg:x="17.142cm" svg:y="8.382cm"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1.016cm" svg:height="0.908cm" svg:x="18.35cm" svg:y="8.382cm">
          <text:p text:style-name="P15">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5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5">3.14</text:p>
          <draw:enhanced-geometry svg:viewBox="0 0 21600 21600" draw:type="rectangle" draw:enhanced-path="M 0 0 L 21600 0 21600 21600 0 21600 0 0 Z N"/>
        </draw:custom-shape>
        <draw:connector draw:style-name="gr44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5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6" draw:text-style-name="P1" draw:layer="layout" svg:x1="16.054cm" svg:y1="10.702cm" svg:x2="16.821cm" svg:y2="11.438cm">
            <text:p/>
          </draw:line>
          <draw:line draw:style-name="gr46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5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5">1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5">[ <text:span text:style-name="T3">0</text:span>, <text:span text:style-name="T3">1</text:span>, <text:span text:style-name="T3">2, 3</text:span>]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.016cm" svg:height="0.908cm" svg:x="18.767cm" svg:y="16.709cm">
          <text:p text:style-name="P19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5">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5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5">'foo'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41" draw:text-style-name="P1" draw:layer="Layout" svg:width="14.293cm" svg:height="8.721cm" svg:x="6.451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42" draw:text-style-name="P15" xml:id="id57" draw:id="id57" draw:layer="Layout" svg:width="1.27cm" svg:height="1.27cm" svg:x="13.462cm" svg:y="6.677cm">
          <text:p text:style-name="P15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draw:layer="Layout" svg:width="1.016cm" svg:height="0.908cm" svg:x="15.956cm" svg:y="8.382cm">
          <text:p text:style-name="P15">1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3" draw:text-style-name="P15" xml:id="id58" draw:id="id58" draw:layer="Layout" svg:width="2.794cm" svg:height="1.016cm" svg:x="16.764cm" svg:y="6.804cm">
          <text:p text:style-name="P15">[ <text:span text:style-name="T3">0</text:span>, <text:span text:style-name="T3">1</text:span>, <text:span text:style-name="T3">2, 3</text:span>]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1.016cm" svg:height="0.908cm" svg:x="16.342cm" svg:y="11.182cm">
          <text:p text:style-name="P15">'a'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1.016cm" svg:height="0.908cm" svg:x="18.35cm" svg:y="8.382cm">
          <text:p text:style-name="P15">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3" draw:text-style-name="P15" draw:layer="Layout" svg:width="1.016cm" svg:height="0.908cm" svg:x="19.551cm" svg:y="8.383cm">
          <text:p text:style-name="P15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42" draw:text-style-name="P15" xml:id="id59" draw:id="id59" draw:layer="Layout" svg:width="1.27cm" svg:height="1.27cm" svg:x="13.464cm" svg:y="12.479cm">
          <text:p text:style-name="P1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frame draw:style-name="gr34" draw:layer="layout" svg:width="0.502cm" svg:height="0.962cm" svg:x="3.977cm" svg:y="13.449cm">
          <draw:text-box>
            <text:p/>
          </draw:text-box>
        </draw:frame>
        <draw:custom-shape draw:style-name="gr4" draw:text-style-name="P15" xml:id="id60" draw:id="id60" draw:layer="layout" svg:width="2.257cm" svg:height="0.767cm" svg:x="16.765cm" svg:y="9.754cm">
          <text:p text:style-name="P15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5">'b'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5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41" draw:text-style-name="P1" draw:layer="Layout" svg:width="14.622cm" svg:height="8.908cm" svg:x="6.31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42" draw:text-style-name="P15" xml:id="id61" draw:id="id61" draw:layer="Layout" svg:width="1.27cm" svg:height="1.27cm" svg:x="13.462cm" svg:y="6.677cm">
          <text:p text:style-name="P15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draw:layer="Layout" svg:width="1.016cm" svg:height="0.908cm" svg:x="15.956cm" svg:y="8.382cm">
          <text:p text:style-name="P15">1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3" draw:text-style-name="P15" xml:id="id62" draw:id="id62" draw:layer="Layout" svg:width="2.794cm" svg:height="1.016cm" svg:x="16.764cm" svg:y="6.804cm">
          <text:p text:style-name="P15">[ <text:span text:style-name="T3">0</text:span>, <text:span text:style-name="T3">1</text:span>, <text:span text:style-name="T3">2, 3</text:span>]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1.016cm" svg:height="0.908cm" svg:x="16.342cm" svg:y="11.182cm">
          <text:p text:style-name="P15">'a'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1.016cm" svg:height="0.908cm" svg:x="18.35cm" svg:y="8.382cm">
          <text:p text:style-name="P15">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3" draw:text-style-name="P15" draw:layer="Layout" svg:width="1.016cm" svg:height="0.908cm" svg:x="19.551cm" svg:y="8.383cm">
          <text:p text:style-name="P15">4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42" draw:text-style-name="P15" xml:id="id63" draw:id="id63" draw:layer="Layout" svg:width="1.27cm" svg:height="1.27cm" svg:x="13.464cm" svg:y="12.679cm">
          <text:p text:style-name="P1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frame draw:style-name="gr34" draw:layer="layout" svg:width="0.502cm" svg:height="0.962cm" svg:x="3.977cm" svg:y="13.449cm">
          <draw:text-box>
            <text:p/>
          </draw:text-box>
        </draw:frame>
        <draw:custom-shape draw:style-name="gr43" draw:text-style-name="P15" xml:id="id64" draw:id="id64" draw:layer="Layout" svg:width="2.257cm" svg:height="0.767cm" svg:x="16.765cm" svg:y="9.754cm">
          <text:p text:style-name="P15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016cm" svg:height="0.908cm" svg:x="19.199cm" svg:y="11.292cm">
          <text:p text:style-name="P20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draw:layer="Layout" svg:width="1.016cm" svg:height="0.908cm" svg:x="17.444cm" svg:y="11.184cm">
          <text:p text:style-name="P15">'b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5">'z'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7-18T03:09:33.653427705</dc:date>
    <meta:editing-duration>PT4H25M1S</meta:editing-duration>
    <meta:editing-cycles>16</meta:editing-cycles>
    <meta:generator>LibreOffice/4.2.4.2$Linux_X86_64 LibreOffice_project/420m0$Build-2</meta:generator>
    <dc:creator>bertrand Neron</dc:creator>
    <meta:document-statistic meta:object-count="381"/>
  </office:meta>
</office:document-meta>
</file>